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7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8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9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cue the Princess New Combat System Brainstorming</text:p>
      <text:p text:style-name="P2"/>
      <text:list xml:id="list7017425975398182971" text:style-name="L1">
        <text:list-item>
          <text:p text:style-name="P4">Combat system similar to swords and souls and darkest dungeon</text:p>
          <text:list>
            <text:list-item>
              <text:p text:style-name="P4">turn based</text:p>
            </text:list-item>
            <text:list-item>
              <text:p text:style-name="P4">no tiles, grid or moving around</text:p>
            </text:list-item>
          </text:list>
        </text:list-item>
        <text:list-item>
          <text:p text:style-name="P4">4 player characters vs 1-4 enemy characters</text:p>
        </text:list-item>
        <text:list-item>
          <text:p text:style-name="P4">enemy behaviour and views similar to StS</text:p>
          <text:list>
            <text:list-item>
              <text:p text:style-name="P4">enemies display their 'intent' above their sprite</text:p>
            </text:list-item>
            <text:list-item>
              <text:p text:style-name="P4">intent shows ability name, ability image, and damage amount (if damaging)</text:p>
            </text:list-item>
            <text:list-item>
              <text:p text:style-name="P4">an enemies target is indicated by a line drawn from the base of their sprite, towards the base of their target's sprite</text:p>
            </text:list-item>
          </text:list>
        </text:list-item>
      </text:list>
      <text:p text:style-name="P1">- left over Block expires on the start of turn</text:p>
      <text:p text:style-name="P1"/>
      <text:p text:style-name="P3">Ability Ideas</text:p>
      <text:p text:style-name="P1">Strike: Deal low physical damage to a target</text:p>
      <text:p text:style-name="P1">Twin Strike: deal low physical damage to a target twice</text:p>
      <text:p text:style-name="P1">Whirlwind: Spend all energy, Deal physical damage to all enemies for each point spent</text:p>
      <text:p text:style-name="P1">Guard: Give an ally 1 'barrier'</text:p>
      <text:p text:style-name="P1">Flash of Light: Give a friendly target 5 block</text:p>
      <text:p text:style-name="P1">Kick to the Balls: Deal low physical damage and stun a target for one turn.</text:p>
      <text:p text:style-name="P1">Inspire: Give a friendly target +2 power this combat</text:p>
      <text:p text:style-name="P1">Courage, Friends!: Give all allies +1 power this combat</text:p>
      <text:p text:style-name="P1">Taunt: Force all enemies to target you on their next turn.</text:p>
      <text:p text:style-name="P1">Temporary Madness: Give a friendly character +3 power until the end of turn</text:p>
      <text:p text:style-name="P1"/>
      <text:p text:style-name="P3">Prototype Acceptance Criteria</text:p>
      <text:list xml:id="list746967807707564901" text:style-name="L2">
        <text:list-item>
          <text:p text:style-name="P7"><text:span text:style-name="T1">1 playable character (warrior)</text:span></text:p>
          <text:list>
            <text:list-item>
              <text:p text:style-name="P7"><text:span text:style-name="T1">4 working abilities</text:span></text:p>
            </text:list-item>
          </text:list>
        </text:list-item>
      </text:list>
      <text:list xml:id="list8238456744870162723" text:style-name="L3">
        <text:list-item>
          <text:p text:style-name="P8"><text:span text:style-name="T1">1 enemy (basic skeleton)</text:span></text:p>
          <text:list>
            <text:list-item>
              <text:p text:style-name="P8"><text:soft-page-break/><text:span text:style-name="T1">2 working abilities (strike, block)</text:span></text:p>
            </text:list-item>
          </text:list>
        </text:list-item>
      </text:list>
      <text:p text:style-name="P6"><text:span text:style-name="T1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07-25T19:20:30.63</dc:date>
    <dc:creator>will black</dc:creator>
    <meta:editing-duration>P9DT17H11M25S</meta:editing-duration>
    <meta:editing-cycles>145</meta:editing-cycles>
    <meta:generator>OpenOffice/4.1.6$Win32 OpenOffice.org_project/416m1$Build-9790</meta:generator>
    <meta:document-statistic meta:table-count="0" meta:image-count="0" meta:object-count="0" meta:page-count="2" meta:paragraph-count="26" meta:word-count="226" meta:character-count="1261"/>
  </office:meta>
</office:document-meta>
</file>